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lwgTypewriter" svg:font-family="TlwgTypewriter" style:font-family-generic="moder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lwgTypewriter" fo:font-size="18pt" fo:font-weight="bold" officeooo:rsid="000d2a82" officeooo:paragraph-rsid="000d2a82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lwgTypewriter" fo:font-size="16pt" fo:font-weight="bold" officeooo:rsid="000d2a82" officeooo:paragraph-rsid="000d2a8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lwgTypewriter" fo:font-size="20pt" fo:font-weight="bold" officeooo:rsid="00674800" officeooo:paragraph-rsid="00674800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lwgTypewriter" fo:font-size="12pt" style:text-underline-style="none" fo:font-weight="normal" officeooo:rsid="000d2a82" officeooo:paragraph-rsid="000d2a8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5508in"/>
        </style:tab-stops>
      </style:paragraph-properties>
      <style:text-properties style:font-name="TlwgTypewriter" fo:font-size="16pt" style:text-underline-style="none" fo:font-weight="bold" officeooo:rsid="000d2a82" officeooo:paragraph-rsid="008c8ca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5508in"/>
        </style:tab-stops>
      </style:paragraph-properties>
      <style:text-properties style:font-name="TlwgTypewriter" fo:font-size="16pt" style:text-underline-style="none" fo:font-weight="bold" officeooo:rsid="000d2a82" officeooo:paragraph-rsid="008183f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5508in"/>
        </style:tab-stops>
      </style:paragraph-properties>
      <style:text-properties style:font-name="TlwgTypewriter" fo:font-size="16pt" style:text-underline-style="none" fo:font-weight="normal" officeooo:rsid="008f3b42" officeooo:paragraph-rsid="008f3b42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07c01eb"/>
    </style:style>
    <style:style style:name="P9" style:family="paragraph" style:parent-style-name="Standard">
      <style:paragraph-properties fo:text-align="justify" style:justify-single-word="false"/>
      <style:text-properties officeooo:paragraph-rsid="007efa5d"/>
    </style:style>
    <style:style style:name="P10" style:family="paragraph" style:parent-style-name="Standard">
      <style:paragraph-properties fo:text-align="justify" style:justify-single-word="false"/>
      <style:text-properties officeooo:paragraph-rsid="0085682f"/>
    </style:style>
    <style:style style:name="P11" style:family="paragraph" style:parent-style-name="Standard">
      <style:paragraph-properties fo:text-align="justify" style:justify-single-word="false"/>
      <style:text-properties officeooo:paragraph-rsid="0089a059"/>
    </style:style>
    <style:style style:name="P12" style:family="paragraph" style:parent-style-name="Standard">
      <style:paragraph-properties fo:text-align="start" style:justify-single-word="false">
        <style:tab-stops>
          <style:tab-stop style:position="1.5508in"/>
        </style:tab-stops>
      </style:paragraph-properties>
      <style:text-properties fo:color="#000000" loext:opacity="100%" style:font-name="TlwgTypewriter" fo:font-size="16pt" style:text-underline-style="none" fo:font-weight="bold" officeooo:rsid="008f3b42" officeooo:paragraph-rsid="008f3b42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>
        <style:tab-stops>
          <style:tab-stop style:position="1.5508in"/>
        </style:tab-stops>
      </style:paragraph-properties>
      <style:text-properties fo:color="#000000" loext:opacity="100%" style:font-name="TlwgTypewriter" fo:font-size="16pt" style:text-underline-style="none" fo:font-weight="bold" officeooo:rsid="008f3b42" officeooo:paragraph-rsid="008faa5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1.5508in"/>
        </style:tab-stops>
      </style:paragraph-properties>
      <style:text-properties fo:color="#000000" loext:opacity="100%" style:font-name="TlwgTypewriter" fo:font-size="16pt" style:text-underline-style="none" fo:font-weight="bold" officeooo:rsid="008f3b42" officeooo:paragraph-rsid="00937094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1.5508in"/>
        </style:tab-stops>
      </style:paragraph-properties>
      <style:text-properties fo:color="#000000" loext:opacity="100%" style:font-name="TlwgTypewriter" fo:font-size="16pt" style:text-underline-style="none" fo:font-weight="bold" officeooo:rsid="00972365" officeooo:paragraph-rsid="0097236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.5508in"/>
        </style:tab-stops>
      </style:paragraph-properties>
      <style:text-properties fo:color="#000000" loext:opacity="100%" style:font-name="TlwgTypewriter" fo:font-size="16pt" style:text-underline-style="none" fo:font-weight="bold" officeooo:rsid="00972365" officeooo:paragraph-rsid="009ba808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>
        <style:tab-stops>
          <style:tab-stop style:position="1.5508in"/>
        </style:tab-stops>
      </style:paragraph-properties>
      <style:text-properties fo:color="#000000" loext:opacity="100%" style:font-name="TlwgTypewriter" fo:font-size="16pt" style:text-underline-style="none" fo:font-weight="bold" officeooo:rsid="009c70b2" officeooo:paragraph-rsid="009c70b2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5508in"/>
        </style:tab-stops>
      </style:paragraph-properties>
      <style:text-properties fo:color="#000000" loext:opacity="100%" style:font-name="TlwgTypewriter" fo:font-size="16pt" style:text-underline-style="none" fo:font-weight="bold" officeooo:rsid="000d2a82" officeooo:paragraph-rsid="00a05f81" style:font-size-asian="16pt" style:font-weight-asian="bold" style:font-size-complex="16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8c8cac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8faa5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9148d3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926bc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937094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94b9fb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751fc1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735745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97d765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9a1b50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77d4d6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7c01eb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9ba808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84b83c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86257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9d3b1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9e4ec8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9f2344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8f3b42" style:font-size-asian="10.5pt" style:font-weight-asian="normal" style:font-size-complex="12pt" style:font-weight-complex="normal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fo:font-size="12pt" officeooo:rsid="008c8cac" style:font-size-asian="10.5pt" style:font-size-complex="12pt"/>
    </style:style>
    <style:style style:name="T23" style:family="text">
      <style:text-properties fo:font-size="12pt" officeooo:rsid="008f3b42" style:font-size-asian="10.5pt" style:font-size-complex="12pt"/>
    </style:style>
    <style:style style:name="T24" style:family="text">
      <style:text-properties fo:font-size="12pt" officeooo:rsid="008faa5d" style:font-size-asian="10.5pt" style:font-size-complex="12pt"/>
    </style:style>
    <style:style style:name="T25" style:family="text">
      <style:text-properties fo:font-size="12pt" officeooo:rsid="009a1b50" style:font-size-asian="10.5pt" style:font-size-complex="12pt"/>
    </style:style>
    <style:style style:name="T26" style:family="text">
      <style:text-properties fo:font-size="12pt" officeooo:rsid="009ba808" style:font-size-asian="10.5pt" style:font-size-complex="12pt"/>
    </style:style>
    <style:style style:name="T27" style:family="text">
      <style:text-properties fo:font-size="12pt" officeooo:rsid="00a05f81" style:font-size-asian="10.5pt" style:font-size-complex="12pt"/>
    </style:style>
    <style:style style:name="T28" style:family="text">
      <style:text-properties fo:font-size="12pt" fo:language="fr" fo:country="FR" fo:font-weight="normal" officeooo:rsid="0077d4d6" style:font-size-asian="10.5pt" style:font-weight-asian="normal" style:font-size-complex="12pt" style:font-weight-complex="normal"/>
    </style:style>
    <style:style style:name="T29" style:family="text">
      <style:text-properties officeooo:rsid="0067c802"/>
    </style:style>
    <style:style style:name="T30" style:family="text">
      <style:text-properties officeooo:rsid="006a55c1"/>
    </style:style>
    <style:style style:name="T31" style:family="text">
      <style:text-properties officeooo:rsid="006b0b70"/>
    </style:style>
    <style:style style:name="T32" style:family="text">
      <style:text-properties officeooo:rsid="006db3c2"/>
    </style:style>
    <style:style style:name="T33" style:family="text">
      <style:text-properties officeooo:rsid="006e04ab"/>
    </style:style>
    <style:style style:name="T34" style:family="text">
      <style:text-properties officeooo:rsid="006e1d08"/>
    </style:style>
    <style:style style:name="T35" style:family="text">
      <style:text-properties officeooo:rsid="006ebd65"/>
    </style:style>
    <style:style style:name="T36" style:family="text">
      <style:text-properties officeooo:rsid="0070368f"/>
    </style:style>
    <style:style style:name="T37" style:family="text">
      <style:text-properties officeooo:rsid="0073c52c"/>
    </style:style>
    <style:style style:name="T38" style:family="text">
      <style:text-properties fo:language="fr" fo:country="FR"/>
    </style:style>
    <style:style style:name="T39" style:family="text">
      <style:text-properties style:font-name="TlwgTypewriter" fo:font-size="12pt" style:text-underline-style="none" fo:font-weight="normal" officeooo:rsid="0070d6aa" style:font-size-asian="10.5pt" style:font-weight-asian="normal" style:font-size-complex="12pt" style:font-weight-complex="normal"/>
    </style:style>
    <style:style style:name="T40" style:family="text">
      <style:text-properties style:font-name="TlwgTypewriter" fo:font-size="12pt" style:text-underline-style="none" fo:font-weight="normal" officeooo:rsid="007238be" style:font-size-asian="10.5pt" style:font-weight-asian="normal" style:font-size-complex="12pt" style:font-weight-complex="normal"/>
    </style:style>
    <style:style style:name="T41" style:family="text">
      <style:text-properties style:font-name="TlwgTypewriter" fo:font-size="12pt" style:text-underline-style="none" fo:font-weight="normal" officeooo:rsid="00735745" style:font-size-asian="10.5pt" style:font-weight-asian="normal" style:font-size-complex="12pt" style:font-weight-complex="normal"/>
    </style:style>
    <style:style style:name="T42" style:family="text">
      <style:text-properties style:font-name="TlwgTypewriter" fo:font-size="12pt" style:text-underline-style="none" fo:font-weight="normal" officeooo:rsid="0073c52c" style:font-size-asian="10.5pt" style:font-weight-asian="normal" style:font-size-complex="12pt" style:font-weight-complex="normal"/>
    </style:style>
    <style:style style:name="T43" style:family="text">
      <style:text-properties style:font-name="TlwgTypewriter" fo:font-size="12pt" style:text-underline-style="none" fo:font-weight="normal" officeooo:rsid="00751fc1" style:font-size-asian="10.5pt" style:font-weight-asian="normal" style:font-size-complex="12pt" style:font-weight-complex="normal"/>
    </style:style>
    <style:style style:name="T44" style:family="text">
      <style:text-properties style:font-name="TlwgTypewriter" fo:font-size="12pt" style:text-underline-style="none" fo:font-weight="normal" officeooo:rsid="00761a30" style:font-size-asian="10.5pt" style:font-weight-asian="normal" style:font-size-complex="12pt" style:font-weight-complex="normal"/>
    </style:style>
    <style:style style:name="T45" style:family="text">
      <style:text-properties style:font-name="TlwgTypewriter" fo:font-size="12pt" style:text-underline-style="none" fo:font-weight="normal" officeooo:rsid="0077d4d6" style:font-size-asian="10.5pt" style:font-weight-asian="normal" style:font-size-complex="12pt" style:font-weight-complex="normal"/>
    </style:style>
    <style:style style:name="T46" style:family="text">
      <style:text-properties style:font-name="TlwgTypewriter" fo:font-size="12pt" style:text-underline-style="none" fo:font-weight="normal" officeooo:rsid="0078547e" style:font-size-asian="10.5pt" style:font-weight-asian="normal" style:font-size-complex="12pt" style:font-weight-complex="normal"/>
    </style:style>
    <style:style style:name="T47" style:family="text">
      <style:text-properties style:font-name="TlwgTypewriter" fo:font-size="12pt" style:text-underline-style="none" fo:font-weight="normal" officeooo:rsid="007bc2e7" style:font-size-asian="10.5pt" style:font-weight-asian="normal" style:font-size-complex="12pt" style:font-weight-complex="normal"/>
    </style:style>
    <style:style style:name="T48" style:family="text">
      <style:text-properties style:font-name="TlwgTypewriter" fo:font-size="12pt" style:text-underline-style="none" fo:font-weight="normal" officeooo:rsid="007c01eb" style:font-size-asian="10.5pt" style:font-weight-asian="normal" style:font-size-complex="12pt" style:font-weight-complex="normal"/>
    </style:style>
    <style:style style:name="T49" style:family="text">
      <style:text-properties style:font-name="TlwgTypewriter" fo:font-size="12pt" style:text-underline-style="none" fo:font-weight="normal" officeooo:rsid="007d00c7" style:font-size-asian="10.5pt" style:font-weight-asian="normal" style:font-size-complex="12pt" style:font-weight-complex="normal"/>
    </style:style>
    <style:style style:name="T50" style:family="text">
      <style:text-properties style:font-name="TlwgTypewriter" fo:font-size="12pt" style:text-underline-style="none" fo:font-weight="normal" officeooo:rsid="0084b83c" style:font-size-asian="10.5pt" style:font-weight-asian="normal" style:font-size-complex="12pt" style:font-weight-complex="normal"/>
    </style:style>
    <style:style style:name="T51" style:family="text">
      <style:text-properties style:font-name="TlwgTypewriter" fo:font-size="12pt" style:text-underline-style="none" fo:font-weight="normal" officeooo:rsid="0086257b" style:font-size-asian="10.5pt" style:font-weight-asian="normal" style:font-size-complex="12pt" style:font-weight-complex="normal"/>
    </style:style>
    <style:style style:name="T52" style:family="text">
      <style:text-properties style:font-name="TlwgTypewriter" fo:font-size="12pt" style:text-underline-style="none" fo:font-weight="normal" officeooo:rsid="0086d4bb" style:font-size-asian="10.5pt" style:font-weight-asian="normal" style:font-size-complex="12pt" style:font-weight-complex="normal"/>
    </style:style>
    <style:style style:name="T53" style:family="text">
      <style:text-properties style:font-name="TlwgTypewriter" fo:font-size="12pt" style:text-underline-style="none" fo:font-weight="normal" officeooo:rsid="0089a059" style:font-size-asian="10.5pt" style:font-weight-asian="normal" style:font-size-complex="12pt" style:font-weight-complex="normal"/>
    </style:style>
    <style:style style:name="T54" style:family="text">
      <style:text-properties style:font-name="TlwgTypewriter" fo:font-size="12pt" style:text-underline-style="none" fo:font-weight="normal" officeooo:rsid="008c2f09" style:font-size-asian="10.5pt" style:font-weight-asian="normal" style:font-size-complex="12pt" style:font-weight-complex="normal"/>
    </style:style>
    <style:style style:name="T55" style:family="text">
      <style:text-properties style:font-name="TlwgTypewriter" fo:font-size="12pt" style:text-underline-style="none" fo:font-weight="normal" officeooo:rsid="00972365" style:font-size-asian="10.5pt" style:font-weight-asian="normal" style:font-size-complex="12pt" style:font-weight-complex="normal"/>
    </style:style>
    <style:style style:name="T56" style:family="text">
      <style:text-properties style:font-name="TlwgTypewriter" fo:font-size="12pt" style:text-underline-style="none" fo:font-weight="normal" officeooo:rsid="009c70b2" style:font-size-asian="10.5pt" style:font-weight-asian="normal" style:font-size-complex="12pt" style:font-weight-complex="normal"/>
    </style:style>
    <style:style style:name="T57" style:family="text">
      <style:text-properties style:font-name="TlwgTypewriter" fo:font-size="12pt" style:text-underline-style="none" fo:font-weight="normal" officeooo:rsid="00a0c088" style:font-size-asian="10.5pt" style:font-weight-asian="normal" style:font-size-complex="12pt" style:font-weight-complex="normal"/>
    </style:style>
    <style:style style:name="T58" style:family="text">
      <style:text-properties style:font-name="TlwgTypewriter" fo:font-size="12pt" style:text-underline-style="none" fo:font-weight="normal" officeooo:rsid="00a351a4" style:font-size-asian="10.5pt" style:font-weight-asian="normal" style:font-size-complex="12pt" style:font-weight-complex="normal"/>
    </style:style>
    <style:style style:name="T59" style:family="text">
      <style:text-properties style:font-name="TlwgTypewriter" fo:font-size="12pt" fo:language="fr" fo:country="FR" style:text-underline-style="none" fo:font-weight="normal" officeooo:rsid="0077d4d6" style:font-size-asian="10.5pt" style:font-weight-asian="normal" style:font-size-complex="12pt" style:font-weight-complex="normal"/>
    </style:style>
    <style:style style:name="T60" style:family="text">
      <style:text-properties officeooo:rsid="008183fa"/>
    </style:style>
    <style:style style:name="T61" style:family="text">
      <style:text-properties officeooo:rsid="0082ff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ime Protocol</text:p>
      <text:p text:style-name="P1"/>
      <text:p text:style-name="P2">1. <text:span text:style-name="T29">Specification</text:span></text:p>
      <text:p text:style-name="P4"><text:tab/><text:span text:style-name="T30">This project is an implementation of a Time Protocol </text:span><text:span text:style-name="T31">s</text:span><text:span text:style-name="T30">erver, following the RFC 868. </text:span><text:span text:style-name="T34">It</text:span><text:span text:style-name="T32"> use</text:span><text:span text:style-name="T34">s</text:span><text:span text:style-name="T32"> the TCP protocol </text:span><text:span text:style-name="T33">to exchange information </text:span><text:span text:style-name="T37">with</text:span><text:span text:style-name="T36"> the originating source</text:span><text:span text:style-name="T33"> </text:span><text:span text:style-name="T35">(via TCP socket)</text:span><text:span text:style-name="T33">.</text:span></text:p>
      <text:p text:style-name="P8"><text:span text:style-name="T39"><text:tab/></text:span></text:p>
      <text:p text:style-name="P10"><text:span text:style-name="T39"><text:tab/>The server listen on port 37 of </text:span><text:span text:style-name="T40">its</text:span><text:span text:style-name="T39"> local end-system. When it receive</text:span><text:span text:style-name="T41">s</text:span><text:span text:style-name="T39"> </text:span><text:span text:style-name="T40">a</text:span><text:span text:style-name="T39"> </text:span><text:span text:style-name="T40">packet from a client, It retrieve</text:span><text:span text:style-name="T41">s</text:span><text:span text:style-name="T40"> its current loca</text:span><text:span text:style-name="T41">l</text:span><text:span text:style-name="T40"> date and time. </text:span><text:span text:style-name="T54">T</text:span><text:span text:style-name="T41">hen, </text:span><text:span text:style-name="T44">get</text:span><text:span text:style-name="T41"> the </text:span><text:span text:style-name="T43">GMT</text:span><text:span text:style-name="T41"> </text:span><text:span text:style-name="T43">(</text:span><text:span text:style-name="T41">UTC </text:span><text:span text:style-name="T38">±</text:span><text:span text:style-name="T41">0</text:span><text:span text:style-name="T43">)</text:span><text:span text:style-name="T41"> date and </text:span><text:span text:style-name="T42">time</text:span><text:span text:style-name="T41"> which correspo</text:span><text:span text:style-name="T42">nd</text:span><text:span text:style-name="T55">s</text:span><text:span text:style-name="T42"> to that local date and time. </text:span><text:span text:style-name="T45">Then,</text:span><text:span text:style-name="T42"> </text:span><text:span text:style-name="T45">the </text:span><text:span text:style-name="T52">current</text:span><text:span text:style-name="T45"> GMT <text:s/></text:span><text:span text:style-name="T43">(</text:span><text:span text:style-name="T41">UTC </text:span><text:span text:style-name="T59">±</text:span><text:span text:style-name="T41">0</text:span><text:span text:style-name="T43">)</text:span><text:span text:style-name="T45"> date and time is used to </text:span><text:span text:style-name="T46">obtain</text:span><text:span text:style-name="T45"> the </text:span><text:span text:style-name="T56">elapsed</text:span><text:span text:style-name="T45"> seconds since 01 January 1900 </text:span><text:span text:style-name="T48">00:00</text:span><text:span text:style-name="T45"> GMT </text:span><text:span text:style-name="T43">(</text:span><text:span text:style-name="T41">UTC </text:span><text:span text:style-name="T59">±</text:span><text:span text:style-name="T41">0</text:span><text:span text:style-name="T43">)</text:span><text:span text:style-name="T45">.</text:span></text:p>
      <text:p text:style-name="P8"><text:span text:style-name="T45"><text:tab/></text:span></text:p>
      <text:p text:style-name="P9"><text:span text:style-name="T45"><text:tab/></text:span><text:span text:style-name="T48">For </text:span><text:span text:style-name="T49">the</text:span><text:span text:style-name="T48"> response message, t</text:span><text:span text:style-name="T47">he s</text:span><text:span text:style-name="T48">erver replies the client with the </text:span><text:span text:style-name="T56">elapsed</text:span><text:span text:style-name="T48"> seconds as a 32-bits </text:span><text:span text:style-name="T50">unsigned integer in</text:span><text:span text:style-name="T48"> binary </text:span><text:span text:style-name="T51">format</text:span><text:span text:style-name="T48">.</text:span></text:p>
      <text:p text:style-name="P9"><text:span text:style-name="T48"/></text:p>
      <text:p text:style-name="P11"><text:span text:style-name="T48"><text:tab/></text:span><text:span text:style-name="T53">If the server is unable to determine the time at its site or the current GMT </text:span><text:span text:style-name="T43">(</text:span><text:span text:style-name="T41">UTC </text:span><text:span text:style-name="T59">±</text:span><text:span text:style-name="T41">0</text:span><text:span text:style-name="T43">) </text:span><text:span text:style-name="T53">date an</text:span><text:span text:style-name="T58">d t</text:span><text:span text:style-name="T53">ime is before </text:span><text:span text:style-name="T45">01 January 1900 </text:span><text:span text:style-name="T48">00:00</text:span><text:span text:style-name="T45"> GMT </text:span><text:span text:style-name="T43">(</text:span><text:span text:style-name="T41">UTC </text:span><text:span text:style-name="T59">±</text:span><text:span text:style-name="T41">0</text:span><text:span text:style-name="T43">), </text:span><text:span text:style-name="T53">It should close </text:span><text:span text:style-name="T57">the TCP connection </text:span><text:span text:style-name="T53">without sending anything.</text:span></text:p>
      <text:p text:style-name="P11"><text:span text:style-name="T53"/></text:p>
      <text:p text:style-name="P11"><text:span text:style-name="T53"/></text:p>
      <text:p text:style-name="P6"><text:span text:style-name="T61">2</text:span>. <text:span text:style-name="T29">S</text:span><text:span text:style-name="T60">tep: Algorithm level</text:span></text:p>
      <text:p text:style-name="P5"><text:span text:style-name="T22"/></text:p>
      <text:p text:style-name="P5"><text:span text:style-name="T22">[BEGIN</text:span><text:span text:style-name="T23">]</text:span></text:p>
      <text:p text:style-name="P7"><text:span text:style-name="T21"/></text:p>
      <text:p text:style-name="P12"><text:span text:style-name="T21">1. </text:span><text:span text:style-name="T1">Etablish a TCP listener on port 37 (via TCP socket).</text:span></text:p>
      <text:p text:style-name="P13"><text:span text:style-name="T24"/></text:p>
      <text:p text:style-name="P13"><text:span text:style-name="T24">2</text:span><text:span text:style-name="T21">.</text:span><text:span text:style-name="T1"> </text:span><text:span text:style-name="T3">When packet arrives on the </text:span><text:span text:style-name="T5">process (server)</text:span><text:span text:style-name="T3"> </text:span><text:span text:style-name="T4">via the</text:span><text:span text:style-name="T3"> TCP socket:</text:span></text:p>
      <text:p text:style-name="P14"><text:span text:style-name="T3"><text:s text:c="4"/></text:span><text:span text:style-name="T24">2-a</text:span><text:span text:style-name="T21">.</text:span><text:span text:style-name="T1"> </text:span><text:span text:style-name="T5">Get the current local date and time</text:span></text:p>
      <text:p text:style-name="P14"><text:span text:style-name="T6">(via </text:span><text:span text:style-name="T7">process</text:span><text:span text:style-name="T6"> Operating System)</text:span><text:span text:style-name="T5">.</text:span></text:p>
      <text:p text:style-name="P15"><text:span text:style-name="T5"><text:s text:c="4"/></text:span><text:span text:style-name="T21">2-b. </text:span><text:span text:style-name="T1">Get the </text:span><text:span text:style-name="T11">current</text:span><text:span text:style-name="T1"> GMT </text:span><text:span text:style-name="T8">(</text:span><text:span text:style-name="T9">UTC </text:span><text:span text:style-name="T28">±</text:span><text:span text:style-name="T9">0</text:span><text:span text:style-name="T8">) </text:span><text:span text:style-name="T1">date and time which corresponds to </text:span><text:span text:style-name="T11">the current</text:span><text:span text:style-name="T10"> local date and time.</text:span></text:p>
      <text:p text:style-name="P16"><text:span text:style-name="T10"><text:s text:c="4"/></text:span><text:span text:style-name="T21">2-</text:span><text:span text:style-name="T25">c. </text:span><text:span text:style-name="T11">Get the </text:span><text:span text:style-name="T17">elapsed</text:span><text:span text:style-name="T11"> seconds since </text:span><text:span text:style-name="T12">01 January 1900 </text:span><text:span text:style-name="T13">00:00</text:span><text:span text:style-name="T12"> GMT </text:span><text:span text:style-name="T8">(</text:span><text:span text:style-name="T9">UTC </text:span><text:span text:style-name="T28">±</text:span><text:span text:style-name="T9">0</text:span><text:span text:style-name="T8">) </text:span><text:span text:style-name="T11">until </text:span><text:span text:style-name="T1">the </text:span><text:span text:style-name="T11">current</text:span><text:span text:style-name="T1"> GMT </text:span><text:span text:style-name="T8">(</text:span><text:span text:style-name="T9">UTC </text:span><text:span text:style-name="T28">±</text:span><text:span text:style-name="T9">0</text:span><text:span text:style-name="T8">) </text:span><text:span text:style-name="T1">date and time </text:span><text:span text:style-name="T14">(</text:span><text:span text:style-name="T13">32-bits </text:span><text:span text:style-name="T15">unsigned integer in</text:span><text:span text:style-name="T13"> binary </text:span><text:span text:style-name="T16">format</text:span><text:span text:style-name="T14">).</text:span></text:p>
      <text:p text:style-name="P17"><text:span text:style-name="T26"/></text:p>
      <text:p text:style-name="P17"><text:span text:style-name="T26">3. </text:span><text:span text:style-name="T1">If the time </text:span><text:span text:style-name="T18">(elapsed seconds)</text:span><text:span text:style-name="T1"> </text:span><text:span text:style-name="T18">is determined, the process (server) sends it back to the originating source. Otherwise, the process close </text:span><text:span text:style-name="T19">the TCP connection</text:span><text:span text:style-name="T18"> without sending anything.</text:span></text:p>
      <text:p text:style-name="P17"><text:span text:style-name="T18"/></text:p>
      <text:p text:style-name="P18"><text:span text:style-name="T22">[</text:span><text:span text:style-name="T27">END</text:span><text:span text:style-name="T23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lwgTypewriter" svg:font-family="TlwgTypewrite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0:12:30.520947681</meta:creation-date>
    <dc:date>2024-06-29T21:19:39.476748178</dc:date>
    <meta:editing-duration>P1DT3H50M19S</meta:editing-duration>
    <meta:editing-cycles>138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76" meta:character-count="1584" meta:non-whitespace-character-count="1305"/>
  </office:meta>
</office:document-meta>
</file>